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ize="26pt"/>
    </style:style>
    <style:style style:name="T5" style:family="text">
      <style:text-properties fo:font-size="18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4pt" fo:font-style="italic"/>
    </style:style>
    <style:style style:name="T17" style:family="text">
      <style:text-properties fo:font-style="normal"/>
    </style:style>
    <style:style style:name="T18" style:family="text">
      <style:text-properties fo:font-weight="bold"/>
    </style:style>
    <style:style style:name="T19" style:family="text">
      <style:text-properties fo:font-size="28pt" fo:font-style="normal" fo:font-weight="normal"/>
    </style:style>
    <style:style style:name="T20" style:family="text">
      <style:text-properties fo:font-family="'Bitstream Vera Sans Mono'" style:font-family-generic="swiss" style:font-pitch="fixed" fo:font-size="28pt"/>
    </style:style>
    <style:style style:name="T21" style:family="text">
      <style:text-properties fo:font-family="Albany" style:font-family-generic="swiss" fo:font-size="28pt"/>
    </style:style>
    <style:style style:name="T22" style:family="text">
      <style:text-properties fo:font-family="Albany" style:font-family-generic="swiss" fo:font-size="28pt" fo:font-weight="bold"/>
    </style:style>
    <style:style style:name="T23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fo:font-size="28pt" fo:font-style="normal"/>
    </style:style>
    <style:style style:name="T36" style:family="text">
      <style:text-properties fo:font-size="28pt" fo:font-style="italic"/>
    </style:style>
    <style:style style:name="T37" style:family="text">
      <style:text-properties fo:font-size="28pt" fo:font-weight="bold"/>
    </style:style>
    <style:style style:name="T38" style:family="text">
      <style:text-properties fo:font-size="24pt"/>
    </style:style>
    <style:style style:name="T39" style:family="text">
      <style:text-properties fo:font-size="24pt" fo:font-weight="bold"/>
    </style:style>
    <style:style style:name="T40" style:family="text">
      <style:text-properties fo:font-size="24pt" fo:font-style="normal"/>
    </style:style>
    <style:style style:name="T41" style:family="text">
      <style:text-properties fo:font-family="'Bitstream Vera Sans Mono'" style:font-family-generic="swiss" style:font-pitch="fixed" fo:font-size="24pt" fo:font-weight="normal"/>
    </style:style>
    <style:style style:name="T42" style:family="text">
      <style:text-properties fo:font-size="14pt" style:font-size-asian="18pt" style:font-size-complex="18pt"/>
    </style:style>
    <style:style style:name="T43" style:family="text">
      <style:text-properties fo:font-size="14pt"/>
    </style:style>
    <style:style style:name="T44" style:family="text">
      <style:text-properties style:text-underline-style="none"/>
    </style:style>
    <style:style style:name="T45" style:family="text">
      <style:text-properties fo:font-style="italic" style:text-underline-style="none"/>
    </style:style>
    <style:style style:name="T46" style:family="text">
      <style:text-properties fo:font-size="28pt" style:text-underline-style="none"/>
    </style:style>
    <style:style style:name="T47" style:family="text">
      <style:text-properties fo:font-family="'Courier New'" style:font-family-generic="modern" style:font-pitch="fixed" fo:font-size="28pt" style:text-underline-style="none"/>
    </style:style>
    <style:style style:name="T48" style:family="text">
      <style:text-properties fo:font-size="28pt" fo:font-style="normal" fo:font-weight="bold"/>
    </style:style>
    <style:style style:name="T49" style:family="text">
      <style:text-properties style:text-position="sub 58%" fo:font-size="28pt" fo:font-style="italic"/>
    </style:style>
    <style:style style:name="T5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3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2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0] I use Jones matrices to do my tax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062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8" draw:text-style-name="P7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7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3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3.965cm" svg:height="1.235cm" svg:x="0.062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3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3.965cm" svg:height="1.235cm" svg:x="-0.027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3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3" draw:layer="layout" svg:width="22.006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7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3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2">
              <text:list-item>
                <text:p text:style-name="P7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7"><text:span text:style-name="T14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4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7">The general formulation above is <text:span text:style-name="T11">“The Measurement Equation” </text:span><text:span text:style-name="T16">(of a generic interferometer...)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11">a measurement equation</text:span><text:span text:style-name="T17"> for that instrument.</text:span></text:p>
              </text:list-item>
            </text:list>
            <text:list text:style-name="L2">
              <text:list-item>
                <text:p text:style-name="P7"><text:span text:style-name="T17">We then </text:span><text:span text:style-name="T11">implement</text:span><text:span text:style-name="T17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7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cm" svg:height="15.195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7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18"/></text:p>
          <text:p text:style-name="P14"><text:span text:style-name="T18"/></text:p>
          <text:p text:style-name="P14"><text:span text:style-name="T18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18"/></text:p>
          <text:p text:style-name="P14"><text:span text:style-name="T18"/></text:p>
          <text:p text:style-name="P14"><text:span text:style-name="T18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6" draw:layer="layout" svg:x1="2.5cm" svg:y1="14.5cm" svg:x2="7cm" svg:y2="7.5cm">
          <text:p text:style-name="P1"/>
        </draw:line>
        <draw:line draw:style-name="gr5" draw:text-style-name="P16" draw:layer="layout" svg:x1="9cm" svg:y1="14.5cm" svg:x2="13.5cm" svg:y2="7.5cm">
          <text:p text:style-name="P1"/>
        </draw:line>
        <draw:line draw:style-name="gr6" draw:text-style-name="P17" draw:layer="layout" svg:x1="5cm" svg:y1="18.5cm" svg:x2="2.5cm" svg:y2="14.5cm">
          <text:p text:style-name="P1"/>
        </draw:line>
        <draw:line draw:style-name="gr6" draw:text-style-name="P16" draw:layer="layout" svg:x1="5cm" svg:y1="18.5cm" svg:x2="9cm" svg:y2="14.5cm">
          <text:p text:style-name="P1"/>
        </draw:line>
        <draw:line draw:style-name="gr6" draw:text-style-name="P16" draw:layer="layout" svg:x1="9cm" svg:y1="14.5cm" svg:x2="2.5cm" svg:y2="14.5cm">
          <text:p text:style-name="P1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119cm" svg:height="10.599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3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7">K</text:span></text:p>
          </draw:text-box>
        </draw:frame>
        <draw:frame presentation:style-name="pr2" draw:text-style-name="P12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9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5">K</text:span><text:span text:style-name="T14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Scalar matrices commute with everything, so we're allowed to “merge” these two effects. We're also free to shift the resulting </text:span><text:span text:style-name="T15">K</text:span><text:span text:style-name="T19">'s</text:span><text:span text:style-name="T14"> to any convenient position in the ME.</text:span></text:p>
              </text:list-item>
            </text:list>
            <text:list text:style-name="L2">
              <text:list-item>
                <text:p text:style-name="P4"><text:span text:style-name="T15">K</text:span><text:span text:style-name="T14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4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7"><text:span text:style-name="T14">See </text:span><text:span text:style-name="T20">Day2/demo1-predict-ps.py</text:span></text:p>
              </text:list-item>
            </text:list>
            <text:list text:style-name="L2">
              <text:list-item>
                <text:p text:style-name="P7"><text:span text:style-name="T21">The </text:span><text:span text:style-name="T22">Meq.MatrixMultiply</text:span><text:span text:style-name="T21"> node implements matrix multiplication.</text:span></text:p>
              </text:list-item>
            </text:list>
            <text:list text:style-name="L2">
              <text:list-item>
                <text:p text:style-name="P7"><text:span text:style-name="T23">We repeat this for all interferometers (all </text:span><text:span text:style-name="T24">p-q</text:span><text:span text:style-name="T23"> pairs), in a </text:span><text:span text:style-name="T25">for</text:span><text:span text:style-name="T23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Matrix22</text:span><text:span text:style-name="T26"> shortcut creates a matrix from four children (using a <text:s/></text:span><text:span text:style-name="T27">Meq.Composer</text:span><text:span text:style-name="T26"> node).</text:span></text:p>
              </text:list-item>
            </text:list>
            <text:list text:style-name="L2">
              <text:list-item>
                <text:p text:style-name="P7"><text:span text:style-name="T28">IQUV</text:span><text:span text:style-name="T29">'s</text:span><text:span text:style-name="T26"> will be hardwired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7"><text:span text:style-name="T30">The </text:span><text:span text:style-name="T31">Meq.VisPhaseShift</text:span><text:span text:style-name="T30"> node computes the phase shift term above.</text:span></text:p>
              </text:list-item>
            </text:list>
            <text:list text:style-name="L2">
              <text:list-item>
                <text:p text:style-name="P7"><text:span text:style-name="T30">Takes two “vector” children for </text:span><text:span text:style-name="T32">uvw</text:span><text:span text:style-name="T33">'s</text:span><text:span text:style-name="T32"> </text:span><text:span text:style-name="T33">(in meters)</text:span><text:span text:style-name="T30"> and </text:span><text:span text:style-name="T32">lmn</text:span><text:span text:style-name="T33">'s</text:span><text:span text:style-name="T30">.</text:span></text:p>
              </text:list-item>
            </text:list>
            <text:list text:style-name="L2">
              <text:list-item>
                <text:p text:style-name="P7"><text:span text:style-name="T30">The </text:span><text:span text:style-name="T31">Meq.ConjTranspose</text:span><text:span text:style-name="T30"> shortcut implements the “</text:span><text:span text:style-name="T34">†</text:span><text:span text:style-name="T23">” operation.</text:span></text:p>
              </text:list-item>
            </text:list>
            <text:list text:style-name="L2">
              <text:list-item>
                <text:p text:style-name="P7"><text:span text:style-name="T30">We can explicitly form up an </text:span><text:span text:style-name="T32">(l,m,n-1)</text:span><text:span text:style-name="T30"> vector using a </text:span><text:span text:style-name="T31">Meq.Composer</text:span><text:span text:style-name="T30"> node.</text:span></text:p>
              </text:list-item>
            </text:list>
            <text:list text:style-name="L2">
              <text:list-item>
                <text:p text:style-name="P7"><text:span text:style-name="T30">But where do we get the uvw's?</text:span></text:p>
              </text:list-item>
            </text:list>
          </draw:text-box>
        </draw:frame>
        <draw:frame draw:style-name="gr3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5">Where do </text:span><text:span text:style-name="T36">uvw'</text:span><text:span text:style-name="T35">s come from?</text:span></text:p>
              </text:list-item>
            </text:list>
            <text:list text:style-name="L2">
              <text:list-item>
                <text:p text:style-name="P4"><text:span text:style-name="T36">uvw</text:span><text:span text:style-name="T14">'s can be computed by a </text:span><text:span text:style-name="T37">Meq.UVW</text:span><text:span text:style-name="T14"> node.</text:span></text:p>
              </text:list-item>
            </text:list>
            <text:list text:style-name="L2">
              <text:list-item>
                <text:p text:style-name="P4"><text:span text:style-name="T14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4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8">An </text:span><text:span text:style-name="T16">init-script</text:span><text:span text:style-name="T38"> is a Python script that is executed </text:span><text:span text:style-name="T16">on the kernel side</text:span><text:span text:style-name="T38"> by the </text:span><text:span text:style-name="T39">VisDataMux</text:span><text:span text:style-name="T38"> node. The script name is specified as part of the I/O request.</text:span></text:p>
              </text:list-item>
            </text:list>
            <text:list text:style-name="L2">
              <text:list-item>
                <text:p text:style-name="P7"><text:span text:style-name="T38">It can provide a </text:span><text:span text:style-name="T16">MS header handler </text:span><text:span text:style-name="T40">(among other things).</text:span></text:p>
              </text:list-item>
            </text:list>
            <text:list text:style-name="L2">
              <text:list-item>
                <text:p text:style-name="P7"><text:span text:style-name="T40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8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8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:</text:span><text:span text:style-name="T16">p</text:span><text:span text:style-name="T38">”, “y:</text:span><text:span text:style-name="T16">p</text:span><text:span text:style-name="T38">”, “z:</text:span><text:span text:style-name="T16">p</text:span><text:span text:style-name="T38">” for position of antenna #</text:span><text:span text:style-name="T16">p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Placeholders are created as constants, e.g. “</text:span><text:span text:style-name="T41">ns.ra0&lt;&lt;0</text:span><text:span text:style-name="T38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7"><text:span text:style-name="T37">VisTile</text:span><text:span text:style-name="T14"> is an intermediate </text:span><text:span text:style-name="T36">uv</text:span><text:span text:style-name="T14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4">The I/O record maps MS columns to VisTile</text:span></text:p>
              </text:list-item>
            </text:list>
            <text:list text:style-name="L2">
              <text:list-item>
                <text:p text:style-name="P7"><text:span text:style-name="T14">Sinks &amp; Spigots map tile columns to trees</text:span></text:p>
              </text:list-item>
            </text:list>
          </draw:text-box>
        </draw:frame>
        <draw:g>
          <draw:rect draw:style-name="gr7" draw:text-style-name="P20" draw:layer="layout" svg:width="5.5cm" svg:height="1.5cm" draw:transform="rotate (1.5707963267946) translate (3cm 19.5cm)">
            <text:p text:style-name="P14"><text:span text:style-name="T42">DATA</text:span></text:p>
          </draw:rect>
          <draw:rect draw:style-name="gr7" draw:text-style-name="P16" draw:layer="layout" svg:width="6cm" svg:height="1.5cm" svg:x="3cm" svg:y="12.5cm">
            <text:p text:style-name="P14">MS columns</text:p>
          </draw:rect>
          <draw:rect draw:style-name="gr7" draw:text-style-name="P20" draw:layer="layout" svg:width="5.5cm" svg:height="1.5cm" draw:transform="rotate (1.5707963267946) translate (4.5cm 19.5cm)">
            <text:p text:style-name="P14"><text:span text:style-name="T42">MODEL_DATA</text:span></text:p>
          </draw:rect>
          <draw:rect draw:style-name="gr7" draw:text-style-name="P20" draw:layer="layout" svg:width="5.5cm" svg:height="1.5cm" draw:transform="rotate (1.5707963267946) translate (6cm 19.5cm)">
            <text:p text:style-name="P14"><text:span text:style-name="T42">CORRECTED_DATA</text:span></text:p>
          </draw:rect>
          <draw:rect draw:style-name="gr8" draw:text-style-name="P20" draw:layer="layout" svg:width="5.5cm" svg:height="1.5cm" draw:transform="rotate (1.5707963267946) translate (7.5cm 19.5cm)">
            <text:p text:style-name="P14"><text:span text:style-name="T42">??</text:span></text:p>
          </draw:rect>
        </draw:g>
        <draw:g>
          <draw:rect draw:style-name="gr9" draw:text-style-name="P14" draw:layer="layout" svg:width="4.5cm" svg:height="1.5cm" svg:x="12.5cm" svg:y="12.5cm">
            <text:p text:style-name="P14">VisTile</text:p>
          </draw:rect>
          <draw:rect draw:style-name="gr9" draw:text-style-name="P20" draw:layer="layout" svg:width="5.5cm" svg:height="1.5cm" draw:transform="rotate (1.5707963267946) translate (12.5cm 19.5cm)">
            <text:p text:style-name="P14"><text:span text:style-name="T42">DATA</text:span></text:p>
          </draw:rect>
          <draw:rect draw:style-name="gr9" draw:text-style-name="P20" draw:layer="layout" svg:width="5.5cm" svg:height="1.5cm" draw:transform="rotate (1.5707963267946) translate (14cm 19.5cm)">
            <text:p text:style-name="P14"><text:span text:style-name="T42">PREDICT</text:span></text:p>
          </draw:rect>
          <draw:rect draw:style-name="gr9" draw:text-style-name="P20" draw:layer="layout" svg:width="5.5cm" svg:height="1.5cm" draw:transform="rotate (1.5707963267946) translate (15.5cm 19.5cm)">
            <text:p text:style-name="P14"><text:span text:style-name="T42">RESIDUALS</text:span></text:p>
          </draw:rect>
        </draw:g>
        <draw:rect draw:style-name="gr10" draw:text-style-name="P14" draw:layer="layout" svg:width="4.5cm" svg:height="1.5cm" svg:x="21cm" svg:y="13.5cm">
          <text:p text:style-name="P14">Spigot</text:p>
        </draw:rect>
        <draw:rect draw:style-name="gr10" draw:text-style-name="P14" draw:layer="layout" svg:width="4.5cm" svg:height="1.5cm" svg:x="21cm" svg:y="17cm">
          <text:p text:style-name="P14">Sink</text:p>
        </draw:rect>
        <draw:line draw:style-name="gr11" draw:text-style-name="P20" draw:layer="layout" svg:x1="3.5cm" svg:y1="15cm" svg:x2="13.5cm" svg:y2="15cm">
          <text:p text:style-name="P14"><text:span text:style-name="T42">req.input</text:span></text:p>
        </draw:line>
        <draw:line draw:style-name="gr12" draw:text-style-name="P21" draw:layer="layout" svg:x1="5cm" svg:y1="18.5cm" svg:x2="14.5cm" svg:y2="18.5cm">
          <text:p text:style-name="P14"><text:span text:style-name="T43">req.output</text:span></text:p>
        </draw:line>
        <draw:line draw:style-name="gr13" draw:text-style-name="P21" draw:layer="layout" svg:x1="13.5cm" svg:y1="14.5cm" svg:x2="21cm" svg:y2="14.5cm">
          <text:p text:style-name="P14"><text:span text:style-name="T43">Spigot</text:span><text:span text:style-name="T43"><text:line-break/></text:span><text:span text:style-name="T43">init</text:span></text:p>
        </draw:line>
        <draw:line draw:style-name="gr14" draw:text-style-name="P21" draw:layer="layout" svg:x1="14.5cm" svg:y1="18cm" svg:x2="21cm" svg:y2="18cm">
          <text:p text:style-name="P14"><text:span text:style-name="T43">Sink</text:span><text:span text:style-name="T43"><text:line-break/></text:span><text:span text:style-name="T43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4">_tdl_job_</text:span><text:span text:style-name="T45">foo</text:span><text:span text:style-name="T44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4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6">See </text:span><text:span text:style-name="T47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5cm" svg:height="13.902cm" svg:x="4.385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6">See </text:span><text:span text:style-name="T47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8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7"><text:span text:style-name="T14">Remember that we get a “time grid” with each request.</text:span></text:p>
              </text:list-item>
            </text:list>
            <text:list text:style-name="L2">
              <text:list-item>
                <text:p text:style-name="P7"><text:span text:style-name="T14">The </text:span><text:span text:style-name="T37">Meq.Time</text:span><text:span text:style-name="T14"> node returns </text:span><text:span text:style-name="T36">f(t) = t</text:span></text:p>
              </text:list-item>
            </text:list>
            <text:list text:style-name="L2">
              <text:list-item>
                <text:p text:style-name="P7"><text:span text:style-name="T35">Combine with a </text:span><text:span text:style-name="T48">Meq.Sin</text:span><text:span text:style-name="T35"> node to compute </text:span><text:span text:style-name="T36">A*</text:span><text:span text:style-name="T35">sin</text:span><text:span text:style-name="T36">(Bt+C)</text:span></text:p>
              </text:list-item>
            </text:list>
            <text:list text:style-name="L2">
              <text:list-item>
                <text:p text:style-name="P7"><text:span text:style-name="T35">Generate random </text:span><text:span text:style-name="T36">A,B,C</text:span><text:span text:style-name="T35">'s per dipole (using Python's </text:span><text:span text:style-name="T48">random</text:span><text:span text:style-name="T35"> module)</text:span></text:p>
              </text:list-item>
            </text:list>
            <text:list text:style-name="L2">
              <text:list-item>
                <text:p text:style-name="P7"><text:span text:style-name="T48">Meq.Polar</text:span><text:span text:style-name="T35"> builds x*exp(</text:span><text:span text:style-name="T36">iy</text:span><text:span text:style-name="T35">)</text:span></text:p>
              </text:list-item>
            </text:list>
            <text:list text:style-name="L2">
              <text:list-item>
                <text:p text:style-name="P7"><text:span text:style-name="T35">Run the tree (load up the “G Jones” bookmark).</text:span></text:p>
              </text:list-item>
            </text:list>
            <text:list text:style-name="L2">
              <text:list-item>
                <text:p text:style-name="P7"><text:span text:style-name="T35">Make a map.</text:span></text:p>
              </text:list-item>
            </text:list>
          </draw:text-box>
        </draw:frame>
        <draw:frame draw:style-name="gr3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7"><text:span text:style-name="T14">This does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4 individual matrix multiplications.</text:span></text:p>
              </text:list-item>
            </text:list>
            <text:list text:style-name="L2">
              <text:list-item>
                <text:p text:style-name="P7"><text:span text:style-name="T15">B</text:span><text:span text:style-name="T35"> is constant, </text:span><text:span text:style-name="T15">G</text:span><text:span text:style-name="T35">'s are variable in time, and </text:span><text:span text:style-name="T15">K</text:span><text:span text:style-name="T35">'s are variable in time-freq.</text:span></text:p>
              </text:list-item>
            </text:list>
            <text:list text:style-name="L2">
              <text:list-item>
                <text:p text:style-name="P7"><text:span text:style-name="T35">If we reorder the terms as follows (</text:span><text:span text:style-name="T15">K</text:span><text:span text:style-name="T35"> commutes):</text:span></text:p>
              </text:list-item>
            </text:list>
          </draw:text-box>
        </draw:frame>
        <draw:frame draw:style-name="gr3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6"><text:span text:style-name="T14">we end up with </text:span><text:span text:style-name="T36">N</text:span><text:span text:style-name="T49">freq</text:span><text:span text:style-name="T14">x2 +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2 ops.</text:span></text:p>
              </text:list-item>
            </text:list>
            <text:list text:style-name="L2">
              <text:list-item>
                <text:p text:style-name="P7"><text:span text:style-name="T35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16">“</text:span><text:span text:style-name="T16">Premature optimization is the the root of all evil.”</text:span><text:span text:style-name="T16"><text:line-break/></text:span><text:span text:style-name="T16"><text:tab/></text:span><text:span text:style-name="T38">-- Donald Knuth</text:span></text:p>
              </text:list-item>
            </text:list>
            <text:list text:style-name="L5">
              <text:list-item>
                <text:p text:style-name="P22"><text:span text:style-name="T16">“</text:span><text:span text:style-name="T16">More computing sins are committed in the name of efficiency (without necessarily achieving it) than for any other single reason – including blind stupidity.”</text:span><text:span text:style-name="T16"><text:line-break/></text:span><text:span text:style-name="T16"><text:tab/></text:span><text:span text:style-name="T38">-- W.A. Wulf</text:span></text:p>
              </text:list-item>
            </text:list>
            <text:list text:style-name="L5">
              <text:list-item>
                <text:p text:style-name="P22"><text:span text:style-name="T38"/></text:p>
              </text:list-item>
            </text:list>
            <text:list text:style-name="L2">
              <text:list-item>
                <text:p text:style-name="P7"><text:span text:style-name="T40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0">...and where the problem lies.</text:span></text:p>
              </text:list-item>
            </text:list>
            <text:list text:style-name="L2">
              <text:list-item>
                <text:p text:style-name="P7"><text:span text:style-name="T40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7"><text:span text:style-name="T46">Use </text:span><text:span text:style-name="T47">Day2/demo3-predict-ps-gain.py </text:span><text:span text:style-name="T14">as a starting point. </text:span></text:p>
              </text:list-item>
            </text:list>
            <text:list text:style-name="L2">
              <text:list-item>
                <text:p text:style-name="P7"><text:span text:style-name="T14">Make the source unpolarized, with </text:span><text:span text:style-name="T36">I</text:span><text:span text:style-name="T14">=1Jy.</text:span></text:p>
              </text:list-item>
            </text:list>
            <text:list text:style-name="L2">
              <text:list-item>
                <text:p text:style-name="P7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7"><text:span text:style-name="T14">Pick random </text:span><text:span text:style-name="T36">a</text:span><text:span text:style-name="T49">p</text:span><text:span text:style-name="T14">'s in the range [1e-10,1e-9]</text:span></text:p>
              </text:list-item>
            </text:list>
            <text:list text:style-name="L2">
              <text:list-item>
                <text:p text:style-name="P7"><text:span text:style-name="T14">For </text:span><text:span text:style-name="T50"></text:span><text:span text:style-name="T51">0</text:span><text:span text:style-name="T14">, create placeholder </text:span><text:span text:style-name="T20">(ns.freq0&lt;&lt;0)</text:span></text:p>
              </text:list-item>
            </text:list>
            <text:list text:style-name="L2">
              <text:list-item>
                <text:p text:style-name="P7"><text:span text:style-name="T14">Produce a per-channel map, look at </text:span><text:span text:style-name="T36">QUV</text:span><text:span text:style-name="T35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7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.</text:p>
              </text:list-item>
            </text:list>
          </draw:text-box>
        </draw:frame>
        <draw:frame draw:style-name="gr3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9">0</text:span><text:span text:style-name="T55">.</text:span></text:p>
              </text:list-item>
            </text:list>
            <text:list text:style-name="L2">
              <text:list-item>
                <text:p text:style-name="P7"><text:span text:style-name="T54">Add a </text:span><text:span text:style-name="T15">P</text:span><text:span text:style-name="T54"> term to model sky rotation.</text:span></text:p>
              </text:list-item>
            </text:list>
            <text:list text:style-name="L2">
              <text:list-item>
                <text:p text:style-name="P7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7"><text:span text:style-name="T54">Hint: </text:span><text:span text:style-name="T37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Make the source move:</text:span><text:span text:style-name="T37"> </text:span></text:p>
              </text:list-item>
            </text:list>
          </draw:text-box>
        </draw:frame>
        <draw:frame draw:style-name="gr3" draw:layer="layout" svg:width="14.146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7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7"><text:span text:style-name="T54">Produce an MFS map.</text:span><text:span text:style-name="T37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1T19:06:02</dc:date>
    <meta:print-date>2006-10-04T19:39:36</meta:print-date>
    <dc:language>en-US</dc:language>
    <meta:editing-cycles>55</meta:editing-cycles>
    <meta:editing-duration>P5DT13H28M3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+%i V)/2 } newline 
alignl size 24 { v_{yx,pq} =  g_{y,p}{bar g}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{bar j}_{xx(q)} # {bar j}_{yx(q)} ## {bar j}_{xy(q)} # {bar j}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%phi_p} e^{%i%phi_q} = e^{-%i%phi_p} (e^{-%i%phi_q})^%dagge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